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00"/>
      <style:text-properties fo:color="#000000"/>
    </style:style>
    <style:style style:name="ce12" style:family="table-cell" style:parent-style-name="Default">
      <style:table-cell-properties fo:background-color="#000000"/>
    </style:style>
    <style:style style:name="ce2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ext-properties fo:color="#000000"/>
    </style:style>
    <style:style style:name="ce16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44" table:default-cell-style-name="Default"/>
        <table:table-column table:style-name="co3" table:number-columns-repeated="979" table:default-cell-style-name="Default"/>
        <table:table-row table:style-name="ro1">
          <table:table-cell table:style-name="ce1" office:value-type="string" calcext:value-type="string">
            <text:p>Participants</text:p>
          </table:table-cell>
          <table:table-cell table:style-name="ce19" office:value-type="string" calcext:value-type="string" table:number-columns-spanned="4" table:number-rows-spanned="1">
            <text:p>Rocks on Road</text:p>
          </table:table-cell>
          <table:covered-table-cell table:number-columns-repeated="2" table:style-name="ce19"/>
          <table:covered-table-cell table:style-name="ce23"/>
          <table:table-cell table:style-name="ce19" office:value-type="string" calcext:value-type="string" table:number-columns-spanned="4" table:number-rows-spanned="1">
            <text:p>Curved Roads</text:p>
          </table:table-cell>
          <table:covered-table-cell table:number-columns-repeated="2" table:style-name="ce19"/>
          <table:covered-table-cell table:style-name="ce23"/>
          <table:table-cell table:style-name="ce19" office:value-type="string" calcext:value-type="string" table:number-columns-spanned="4" table:number-rows-spanned="1">
            <text:p>Construction Event (Failure)</text:p>
          </table:table-cell>
          <table:covered-table-cell table:number-columns-repeated="2" table:style-name="ce19"/>
          <table:covered-table-cell table:style-name="ce23"/>
          <table:table-cell table:style-name="ce2" office:value-type="string" calcext:value-type="string" table:number-columns-spanned="2" table:number-rows-spanned="1">
            <text:p>Highway Exit</text:p>
          </table:table-cell>
          <table:covered-table-cell table:style-name="ce19"/>
          <table:table-cell table:style-name="ce2" office:value-type="string" calcext:value-type="string" table:number-columns-spanned="2" table:number-rows-spanned="1">
            <text:p>Turn Right 1</text:p>
          </table:table-cell>
          <table:covered-table-cell table:style-name="ce19"/>
          <table:table-cell table:style-name="ce2" office:value-type="string" calcext:value-type="string" table:number-columns-spanned="2" table:number-rows-spanned="1">
            <text:p>Turn Right 2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Pedestrian Event</text:p>
          </table:table-cell>
          <table:covered-table-cell table:number-columns-repeated="2" table:style-name="ce19"/>
          <table:covered-table-cell table:style-name="ce23"/>
          <table:table-cell table:style-name="ce2" office:value-type="string" calcext:value-type="string" table:number-columns-spanned="2" table:number-rows-spanned="1">
            <text:p>Turn Right 3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Bicycle Event</text:p>
          </table:table-cell>
          <table:covered-table-cell table:number-columns-repeated="2" table:style-name="ce19"/>
          <table:covered-table-cell table:style-name="ce23"/>
          <table:table-cell table:style-name="ce2" office:value-type="string" calcext:value-type="string" table:number-columns-spanned="2" table:number-rows-spanned="1">
            <text:p>Turn Right 4</text:p>
          </table:table-cell>
          <table:covered-table-cell table:style-name="ce19"/>
          <table:table-cell table:style-name="ce2" office:value-type="string" calcext:value-type="string" table:number-columns-spanned="2" table:number-rows-spanned="1">
            <text:p>Turn Right 5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Construction Equipment Event</text:p>
          </table:table-cell>
          <table:covered-table-cell table:number-columns-repeated="2" table:style-name="ce19"/>
          <table:covered-table-cell table:style-name="ce23"/>
          <table:table-cell table:style-name="ce2" office:value-type="string" calcext:value-type="string" table:number-columns-spanned="2" table:number-rows-spanned="1">
            <text:p>Turn Left 2</text:p>
          </table:table-cell>
          <table:covered-table-cell table:style-name="ce19"/>
          <table:table-cell table:style-name="ce2" office:value-type="string" calcext:value-type="string" table:number-columns-spanned="2" table:number-rows-spanned="1">
            <text:p>Highway Merge Event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Highway Island Event</text:p>
          </table:table-cell>
          <table:covered-table-cell table:number-columns-repeated="2" table:style-name="ce19"/>
          <table:covered-table-cell table:style-name="ce23"/>
          <table:table-cell table:style-name="ce23" table:number-columns-repeated="959"/>
          <table:table-cell table:number-columns-repeated="20"/>
        </table:table-row>
        <table:table-row table:style-name="ro2">
          <table:table-cell/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number-columns-repeated="3"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Amplitude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NTNP</text:p>
          </table:table-cell>
          <table:table-cell table:number-columns-repeated="102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0.754-0.736"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table:formula="of:=1.666-1.604" office:value-type="float" office:value="0.0619999999999998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table:formula="of:=1.648-1.54" office:value-type="float" office:value="0.108" calcext:value-type="float">
            <text:p>0.108</text:p>
          </table:table-cell>
          <table:table-cell office:value-type="float" office:value="1" calcext:value-type="float">
            <text:p>1</text:p>
          </table:table-cell>
          <table:table-cell table:formula="of:=2.08-2.018" office:value-type="float" office:value="0.0620000000000003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1.1-0.94"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formula="of:=1.325-1.15"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table:style-name="ce15" table:formula="of:=1.325-1.304" office:value-type="float" office:value="0.0209999999999999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 table:formula="of:=1.348-1.29" office:value-type="float" office:value="0.0580000000000001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 table:formula="of:=1.448-1.39" office:value-type="float" office:value="0.057999999999999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2.56-2.43"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formula="of:=2.72-2.47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3.57-3.2" office:value-type="float" office:value="0.37" calcext:value-type="float">
            <text:p>0.37</text:p>
          </table:table-cell>
          <table:table-cell table:number-columns-repeated="97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6.4-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2.956-2.92"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table:formula="of:=1.933-1.9135" office:value-type="float" office:value="0.0195000000000001" calcext:value-type="float">
            <text:p>0.0195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table:number-columns-repeated="979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0.5287-0.5261" office:value-type="float" office:value="0.00260000000000005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0.5385-0.53" office:value-type="float" office:value="0.00849999999999995" calcext:value-type="float">
            <text:p>0.00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0.563-0.548"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table:formula="of:=0.5687-0.5676" office:value-type="float" office:value="0.00109999999999999" calcext:value-type="float">
            <text:p>0.0011</text:p>
          </table:table-cell>
          <table:table-cell office:value-type="float" office:value="1" calcext:value-type="float">
            <text:p>1</text:p>
          </table:table-cell>
          <table:table-cell table:formula="of:=0.5721-0.5692" office:value-type="float" office:value="0.00290000000000001" calcext:value-type="float">
            <text:p>0.0029</text:p>
          </table:table-cell>
          <table:table-cell office:value-type="float" office:value="1" calcext:value-type="float">
            <text:p>1</text:p>
          </table:table-cell>
          <table:table-cell table:formula="of:=0.5743-0.5725" office:value-type="float" office:value="0.00180000000000002" calcext:value-type="float">
            <text:p>0.0018</text:p>
          </table:table-cell>
          <table:table-cell office:value-type="float" office:value="1" calcext:value-type="float">
            <text:p>1</text:p>
          </table:table-cell>
          <table:table-cell table:formula="of:=0.5744-0.5708" office:value-type="float" office:value="0.00360000000000005" calcext:value-type="float">
            <text:p>0.0036</text:p>
          </table:table-cell>
          <table:table-cell office:value-type="float" office:value="1" calcext:value-type="float">
            <text:p>1</text:p>
          </table:table-cell>
          <table:table-cell table:formula="of:=0.577-0.5738" office:value-type="float" office:value="0.00319999999999998" calcext:value-type="float">
            <text:p>0.0032</text:p>
          </table:table-cell>
          <table:table-cell office:value-type="float" office:value="1" calcext:value-type="float">
            <text:p>1</text:p>
          </table:table-cell>
          <table:table-cell table:formula="of:=0.5771-0.57648" office:value-type="float" office:value="0.000620000000000065" calcext:value-type="float">
            <text:p>0.00062</text:p>
          </table:table-cell>
          <table:table-cell office:value-type="float" office:value="1" calcext:value-type="float">
            <text:p>1</text:p>
          </table:table-cell>
          <table:table-cell table:formula="of:=0.5774-0.5748" office:value-type="float" office:value="0.00260000000000005" calcext:value-type="float">
            <text:p>0.0026</text:p>
          </table:table-cell>
          <table:table-cell office:value-type="float" office:value="1" calcext:value-type="float">
            <text:p>1</text:p>
          </table:table-cell>
          <table:table-cell table:formula="of:=0.5824-0.5778" office:value-type="float" office:value="0.00460000000000005" calcext:value-type="float">
            <text:p>0.00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0.5843-0.5821" office:value-type="float" office:value="0.00219999999999998" calcext:value-type="float">
            <text:p>0.00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0.74-0.605" office:value-type="float" office:value="0.135" calcext:value-type="float">
            <text:p>0.135</text:p>
          </table:table-cell>
          <table:table-cell office:value-type="float" office:value="1" calcext:value-type="float">
            <text:p>1</text:p>
          </table:table-cell>
          <table:table-cell table:formula="of:=2.25-1.62"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formula="of:=3.12-2.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2.6-1.43" office:value-type="float" office:value="1.17" calcext:value-type="float">
            <text:p>1.17</text:p>
          </table:table-cell>
          <table:table-cell table:number-columns-repeated="979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3.23-3.11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2.81-2.499" office:value-type="float" office:value="0.311" calcext:value-type="float">
            <text:p>0.3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table:formula="of:=2.57-2.458"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2.337-2.287" office:value-type="float" office:value="0.0500000000000003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table:formula="of:=-2.126+2.151" office:value-type="float" office:value="0.0249999999999999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2.266-1.98" office:value-type="float" office:value="0.286" calcext:value-type="float">
            <text:p>0.286</text:p>
          </table:table-cell>
          <table:table-cell table:number-columns-repeated="979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-0.591+0.688" office:value-type="float" office:value="0.0970000000000001" calcext:value-type="float">
            <text:p>0.097</text:p>
          </table:table-cell>
          <table:table-cell office:value-type="float" office:value="1" calcext:value-type="float">
            <text:p>1</text:p>
          </table:table-cell>
          <table:table-cell table:formula="of:=0.00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0.2467-0.2461" office:value-type="float" office:value="0.000599999999999989" calcext:value-type="float">
            <text:p>0.0006</text:p>
          </table:table-cell>
          <table:table-cell office:value-type="float" office:value="1" calcext:value-type="float">
            <text:p>1</text:p>
          </table:table-cell>
          <table:table-cell table:formula="of:=0.2575-0.25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-0.255+0.2665" office:value-type="float" office:value="0.0115" calcext:value-type="float">
            <text:p>0.01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0.2911-0.287" office:value-type="float" office:value="0.00409999999999999" calcext:value-type="float">
            <text:p>0.00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1.04-0.34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  <table:table-cell table:formula="of:=1.35-1.01"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formula="of:=2.9-2.3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-2.15+2.79"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-0.8875+0.91" office:value-type="float" office:value="0.0225" calcext:value-type="float">
            <text:p>0.0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-0.815+1.02" office:value-type="float" office:value="0.205" calcext:value-type="float">
            <text:p>0.205</text:p>
          </table:table-cell>
          <table:table-cell table:number-columns-repeated="979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0.4404-0.4354"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0.562-0.455"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14" calcext:value-type="float">
            <text:p>0.0014</text:p>
          </table:table-cell>
          <table:table-cell office:value-type="float" office:value="1" calcext:value-type="float">
            <text:p>1</text:p>
          </table:table-cell>
          <table:table-cell table:formula="of:=0.579-0.567" office:value-type="float" office:value="0.0119999999999999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0.636-0.6" office:value-type="float" office:value="0.0359999999999999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0.6985-0.666" office:value-type="float" office:value="0.0325" calcext:value-type="float">
            <text:p>0.0325</text:p>
          </table:table-cell>
          <table:table-cell office:value-type="float" office:value="1" calcext:value-type="float">
            <text:p>1</text:p>
          </table:table-cell>
          <table:table-cell table:formula="of:=-0.7+0.77"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formula="of:=0.91-0.77" office:value-type="float" office:value="0.14" calcext:value-type="float">
            <text:p>0.14</text:p>
          </table:table-cell>
          <table:table-cell table:number-columns-repeated="979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2.6-2.53" office:value-type="float" office:value="0.0699999999999998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.027" calcext:value-type="float">
            <text:p>0.027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065" calcext:value-type="float">
            <text:p>0.065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012" calcext:value-type="float">
            <text:p>0.0012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table:formula="of:=1.985-1.875"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1.902-1.2856" office:value-type="float" office:value="0.6164" calcext:value-type="float">
            <text:p>0.6164</text:p>
          </table:table-cell>
          <table:table-cell table:number-columns-repeated="979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41" calcext:value-type="float">
            <text:p>0.0041</text:p>
          </table:table-cell>
          <table:table-cell office:value-type="float" office:value="1" calcext:value-type="float">
            <text:p>1</text:p>
          </table:table-cell>
          <table:table-cell table:formula="of:=0.6625-0.624" office:value-type="float" office:value="0.0385" calcext:value-type="float">
            <text:p>0.0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7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9.7-8.95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4.45-13.3"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table:formula="of:=14.64-14.1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3.66-3.33"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table:formula="of:=3.78-3.31" office:value-type="float" office:value="0.47" calcext:value-type="float">
            <text:p>0.47</text:p>
          </table:table-cell>
          <table:table-cell table:number-columns-repeated="979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table:number-columns-repeated="37"/>
          <table:table-cell table:style-name="ce16" table:number-columns-repeated="2"/>
          <table:table-cell table:style-name="ce15" table:number-columns-repeated="977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style-name="ce12" table:number-columns-repeated="36"/>
          <table:table-cell table:number-columns-repeated="979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2.81-2.56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office:value-type="float" office:value="1" calcext:value-type="float">
            <text:p>1</text:p>
          </table:table-cell>
          <table:table-cell office:value-type="float" office:value="0.051" calcext:value-type="float">
            <text:p>0.051</text:p>
          </table:table-cell>
          <table:table-cell office:value-type="float" office:value="1" calcext:value-type="float">
            <text:p>1</text:p>
          </table:table-cell>
          <table:table-cell table:formula="of:=1.79-1.56" office:value-type="float" office:value="0.23" calcext:value-type="float">
            <text:p>0.23</text:p>
          </table:table-cell>
          <table:table-cell table:number-columns-repeated="979"/>
        </table:table-row>
        <table:table-row table:style-name="ro2">
          <table:table-cell table:style-name="ce5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table:formula="of:=11-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6.86-6.46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7.01-6.56" office:value-type="float" office:value="0.449999999999999" calcext:value-type="float">
            <text:p>0.449999999999999</text:p>
          </table:table-cell>
          <table:table-cell office:value-type="float" office:value="1" calcext:value-type="float">
            <text:p>1</text:p>
          </table:table-cell>
          <table:table-cell table:formula="of:=13.9-11"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979"/>
        </table:table-row>
        <table:table-row table:style-name="ro2">
          <table:table-cell table:style-name="ce8" office:value-type="float" office:value="98" calcext:value-type="float">
            <text:p>98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table:number-columns-repeated="31"/>
          <table:table-cell table:style-name="ce15" table:number-columns-repeated="97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YTYP</text:p>
          </table:table-cell>
          <table:table-cell table:number-columns-repeated="1023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22.85-16.65"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20.28-19.72" office:value-type="float" office:value="0.560000000000002" calcext:value-type="float">
            <text:p>0.56000000000000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175-17.79" office:value-type="float" office:value="0.385000000000002" calcext:value-type="float">
            <text:p>0.385000000000002</text:p>
          </table:table-cell>
          <table:table-cell office:value-type="float" office:value="1" calcext:value-type="float">
            <text:p>1</text:p>
          </table:table-cell>
          <table:table-cell table:formula="of:=19.23-18.6" office:value-type="float" office:value="0.629999999999999" calcext:value-type="float">
            <text:p>0.629999999999999</text:p>
          </table:table-cell>
          <table:table-cell office:value-type="float" office:value="1" calcext:value-type="float">
            <text:p>1</text:p>
          </table:table-cell>
          <table:table-cell table:formula="of:=22.15-21.3" office:value-type="float" office:value="0.849999999999998" calcext:value-type="float">
            <text:p>0.8499999999999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24.25-17.55"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table:number-columns-repeated="979"/>
        </table:table-row>
        <table:table-row table:style-name="ro2">
          <table:table-cell table:style-name="ce8" office:value-type="float" office:value="60" calcext:value-type="float">
            <text:p>60</text:p>
          </table:table-cell>
          <table:table-cell table:style-name="ce11" table:number-columns-repeated="44"/>
          <table:table-cell table:style-name="ce15" table:number-columns-repeated="979"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table:style-name="ce11" table:number-columns-repeated="44"/>
          <table:table-cell table:style-name="ce15" table:number-columns-repeated="979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0.0035" calcext:value-type="float">
            <text:p>0.003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0.7345-0.7325"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formula="of:=0.7996-0.7965" office:value-type="float" office:value="0.003100000000000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table:formula="of:=0.8086-0.804" office:value-type="float" office:value="0.00459999999999994" calcext:value-type="float">
            <text:p>0.00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table:formula="of:=0.8866-0.883" office:value-type="float" office:value="0.00360000000000005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formula="of:=0.93375-0.9306" office:value-type="float" office:value="0.00314999999999999" calcext:value-type="float">
            <text:p>0.00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table:style-name="ce7" office:value-type="float" office:value="80" calcext:value-type="float">
            <text:p>80</text:p>
          </table:table-cell>
          <table:table-cell table:style-name="ce11" table:number-columns-repeated="44"/>
          <table:table-cell table:style-name="ce15" table:number-columns-repeated="979"/>
        </table:table-row>
        <table:table-row table:style-name="ro2">
          <table:table-cell table:style-name="ce6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10.19-9.45"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table:formula="of:=-9.19+10.0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1-9.675" office:value-type="float" office:value="1.325" calcext:value-type="float">
            <text:p>1.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10.48-9.76" office:value-type="float" office:value="0.720000000000001" calcext:value-type="float">
            <text:p>0.720000000000001</text:p>
          </table:table-cell>
          <table:table-cell office:value-type="float" office:value="1" calcext:value-type="float">
            <text:p>1</text:p>
          </table:table-cell>
          <table:table-cell table:formula="of:=9.96-9.44" office:value-type="float" office:value="0.520000000000001" calcext:value-type="float">
            <text:p>0.520000000000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10.02-9.53"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table:formula="of:=9.59-9.22" office:value-type="float" office:value="0.369999999999999" calcext:value-type="float">
            <text:p>0.369999999999999</text:p>
          </table:table-cell>
          <table:table-cell office:value-type="float" office:value="1" calcext:value-type="float">
            <text:p>1</text:p>
          </table:table-cell>
          <table:table-cell table:formula="of:=10.56-9.58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formula="of:=10.42-9.7" office:value-type="float" office:value="0.720000000000001" calcext:value-type="float">
            <text:p>0.720000000000001</text:p>
          </table:table-cell>
          <table:table-cell office:value-type="float" office:value="1" calcext:value-type="float">
            <text:p>1</text:p>
          </table:table-cell>
          <table:table-cell table:formula="of:=9.742-9.567" office:value-type="float" office:value="0.175000000000001" calcext:value-type="float">
            <text:p>0.175000000000001</text:p>
          </table:table-cell>
          <table:table-cell office:value-type="float" office:value="1" calcext:value-type="float">
            <text:p>1</text:p>
          </table:table-cell>
          <table:table-cell table:formula="of:=10.562-10" office:value-type="float" office:value="0.561999999999999" calcext:value-type="float">
            <text:p>0.561999999999999</text:p>
          </table:table-cell>
          <table:table-cell office:value-type="float" office:value="1" calcext:value-type="float">
            <text:p>1</text:p>
          </table:table-cell>
          <table:table-cell table:formula="of:=10.12-9.55" office:value-type="float" office:value="0.569999999999999" calcext:value-type="float">
            <text:p>0.569999999999999</text:p>
          </table:table-cell>
          <table:table-cell office:value-type="float" office:value="1" calcext:value-type="float">
            <text:p>1</text:p>
          </table:table-cell>
          <table:table-cell table:formula="of:=11.05-9.125" office:value-type="float" office:value="1.925" calcext:value-type="float">
            <text:p>1.925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formula="of:=11.8-11.2" office:value-type="float" office:value="0.600000000000001" calcext:value-type="float">
            <text:p>0.600000000000001</text:p>
          </table:table-cell>
          <table:table-cell table:number-columns-repeated="979"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12.6-9.8"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19-17.32" office:value-type="float" office:value="1.68" calcext:value-type="float">
            <text:p>1.68</text:p>
          </table:table-cell>
          <table:table-cell office:value-type="float" office:value="1" calcext:value-type="float">
            <text:p>1</text:p>
          </table:table-cell>
          <table:table-cell table:formula="of:=16.3-15.56"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23.3-19"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table:formula="of:=18.22-17.87" office:value-type="float" office:value="0.349999999999998" calcext:value-type="float">
            <text:p>0.3499999999999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12-7.2" office:value-type="float" office:value="4.8" calcext:value-type="float">
            <text:p>4.8</text:p>
          </table:table-cell>
          <table:table-cell table:number-columns-repeated="979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11" table:number-columns-repeated="44"/>
          <table:table-cell table:number-columns-repeated="979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12" table:number-columns-repeated="44"/>
          <table:table-cell table:number-columns-repeated="979"/>
        </table:table-row>
        <table:table-row table:style-name="ro2">
          <table:table-cell table:style-name="ce5" office:value-type="string" calcext:value-type="string">
            <text:p>93/0932</text:p>
          </table:table-cell>
          <table:table-cell table:style-name="ce12" table:number-columns-repeated="44"/>
          <table:table-cell table:number-columns-repeated="979"/>
        </table:table-row>
        <table:table-row table:style-name="ro2">
          <table:table-cell table:style-name="ce8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5.2-4.15"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formula="of:=5.21-5.122" office:value-type="float" office:value="0.0880000000000001" calcext:value-type="float">
            <text:p>0.088</text:p>
          </table:table-cell>
          <table:table-cell office:value-type="float" office:value="1" calcext:value-type="float">
            <text:p>1</text:p>
          </table:table-cell>
          <table:table-cell table:formula="of:=-5.065+5.228" office:value-type="float" office:value="0.162999999999999" calcext:value-type="float">
            <text:p>0.16299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5.05-4.85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4.886-4.796" office:value-type="float" office:value="0.089999999999999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3.626-3.606" office:value-type="float" office:value="0.02" calcext:value-type="float">
            <text:p>0.02</text:p>
          </table:table-cell>
          <table:table-cell table:number-columns-repeated="979"/>
        </table:table-row>
        <table:table-row table:style-name="ro2">
          <table:table-cell table:style-name="ce5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3.49-3.27"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5.2-4.12"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 table:formula="of:=5.23-5.067" office:value-type="float" office:value="0.163" calcext:value-type="float">
            <text:p>0.163</text:p>
          </table:table-cell>
          <table:table-cell office:value-type="float" office:value="1" calcext:value-type="float">
            <text:p>1</text:p>
          </table:table-cell>
          <table:table-cell table:formula="of:=5.227-5.065"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5.11-4.81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4.867-4.796" office:value-type="float" office:value="0.0709999999999997" calcext:value-type="float">
            <text:p>0.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table:formula="of:=3.6165-3.6119" office:value-type="float" office:value="0.00460000000000038" calcext:value-type="float">
            <text:p>0.0046</text:p>
          </table:table-cell>
          <table:table-cell office:value-type="float" office:value="1" calcext:value-type="float">
            <text:p>1</text:p>
          </table:table-cell>
          <table:table-cell table:formula="of:=3.6175-3.611" office:value-type="float" office:value="0.00650000000000039" calcext:value-type="float">
            <text:p>0.0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3.626-3.606" office:value-type="float" office:value="0.02" calcext:value-type="float">
            <text:p>0.02</text:p>
          </table:table-cell>
          <table:table-cell table:number-columns-repeated="979"/>
        </table:table-row>
        <table:table-row table:style-name="ro2">
          <table:table-cell table:style-name="ce5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3-1.17"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1.119-1.1165" office:value-type="float" office:value="0.00249999999999995" calcext:value-type="float">
            <text:p>0.0025</text:p>
          </table:table-cell>
          <table:table-cell table:number-columns-repeated="97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TYP</text:p>
          </table:table-cell>
          <table:table-cell table:number-columns-repeated="1023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number-columns-repeated="1023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number-columns-repeated="1023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YTNP</text:p>
          </table:table-cell>
          <table:table-cell table:number-columns-repeated="1023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88/0882</text:p>
          </table:table-cell>
          <table:table-cell table:number-columns-repeated="1023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number-columns-repeated="1023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number-columns-repeated="1023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 style:data-style-name="N2" text:time-value="12:13:26.163822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05:03:46.223977031</meta:creation-date>
    <dc:date>2019-11-08T12:40:29.252927408</dc:date>
    <meta:editing-duration>PT6H46M3S</meta:editing-duration>
    <meta:editing-cycles>29</meta:editing-cycles>
    <meta:generator>LibreOffice/6.0.7.3$Linux_X86_64 LibreOffice_project/00m0$Build-3</meta:generator>
    <meta:document-statistic meta:table-count="1" meta:cell-count="749" meta:object-count="0"/>
  </office:meta>
</office:document-meta>
</file>